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tiff" manifest:full-path="Pictures/10000000000000490000001DA7AB3D99.tif"/>
  <manifest:file-entry manifest:media-type="image/tiff" manifest:full-path="Pictures/10000000000000490000001DFADFA397.tif"/>
  <manifest:file-entry manifest:media-type="image/tiff" manifest:full-path="Pictures/10000000000000490000001DBA29FD85.tif"/>
  <manifest:file-entry manifest:media-type="image/tiff" manifest:full-path="Pictures/10000000000000490000001DC4BD4590.tif"/>
  <manifest:file-entry manifest:media-type="image/tiff" manifest:full-path="Pictures/10000000000000490000001DFCEF2E4C.tif"/>
  <manifest:file-entry manifest:media-type="image/tiff" manifest:full-path="Pictures/10000000000000490000001DA02797A0.tif"/>
  <manifest:file-entry manifest:media-type="image/tiff" manifest:full-path="Pictures/10000000000000490000001D859DCF32.tif"/>
  <manifest:file-entry manifest:media-type="image/tiff" manifest:full-path="Pictures/10000000000000490000001DC9A25EAB.tif"/>
  <manifest:file-entry manifest:media-type="image/tiff" manifest:full-path="Pictures/10000000000000490000001D24F12E0A.tif"/>
  <manifest:file-entry manifest:media-type="image/tiff" manifest:full-path="Pictures/10000000000000490000001D892FD539.tif"/>
  <manifest:file-entry manifest:media-type="image/tiff" manifest:full-path="Pictures/10000000000000490000001D647CA598.tif"/>
  <manifest:file-entry manifest:media-type="image/tiff" manifest:full-path="Pictures/10000000000000490000001DEE180A69.tif"/>
  <manifest:file-entry manifest:media-type="image/tiff" manifest:full-path="Pictures/10000000000000490000001DC3AEDB93.tif"/>
  <manifest:file-entry manifest:media-type="image/tiff" manifest:full-path="Pictures/10000000000000490000001D5C702216.tif"/>
  <manifest:file-entry manifest:media-type="image/tiff" manifest:full-path="Pictures/10000000000000490000001DF7C54860.tif"/>
  <manifest:file-entry manifest:media-type="image/tiff" manifest:full-path="Pictures/10000000000000490000001D75B9B8E7.tif"/>
  <manifest:file-entry manifest:media-type="image/tiff" manifest:full-path="Pictures/10000000000000490000001D68CEBF93.tif"/>
  <manifest:file-entry manifest:media-type="image/tiff" manifest:full-path="Pictures/10000000000000490000001D1D85A6C2.tif"/>
  <manifest:file-entry manifest:media-type="image/tiff" manifest:full-path="Pictures/10000000000000490000001D29EE3531.tif"/>
  <manifest:file-entry manifest:media-type="image/tiff" manifest:full-path="Pictures/10000000000000490000001D791F74F2.tif"/>
  <manifest:file-entry manifest:media-type="image/tiff" manifest:full-path="Pictures/10000000000000490000001DE16DEE50.tif"/>
  <manifest:file-entry manifest:media-type="image/tiff" manifest:full-path="Pictures/10000000000000490000001D6E0BF520.tif"/>
  <manifest:file-entry manifest:media-type="image/tiff" manifest:full-path="Pictures/10000000000000490000001DD44D5150.tif"/>
  <manifest:file-entry manifest:media-type="image/tiff" manifest:full-path="Pictures/10000000000000490000001D5A976DC2.tif"/>
  <manifest:file-entry manifest:media-type="image/tiff" manifest:full-path="Pictures/10000000000000490000001D14A8F00B.tif"/>
  <manifest:file-entry manifest:media-type="image/tiff" manifest:full-path="Pictures/10000000000000490000001D3312A4C9.tif"/>
  <manifest:file-entry manifest:media-type="image/tiff" manifest:full-path="Pictures/10000000000000490000001D034B7AC8.tif"/>
  <manifest:file-entry manifest:media-type="image/tiff" manifest:full-path="Pictures/10000000000000490000001D98EAC846.tif"/>
  <manifest:file-entry manifest:media-type="image/tiff" manifest:full-path="Pictures/10000000000000490000001D2EFDAB32.tif"/>
  <manifest:file-entry manifest:media-type="image/tiff" manifest:full-path="Pictures/10000000000000490000001D3720E93B.tif"/>
  <manifest:file-entry manifest:media-type="image/tiff" manifest:full-path="Pictures/10000000000000490000001D3E0DBFF2.tif"/>
  <manifest:file-entry manifest:media-type="image/tiff" manifest:full-path="Pictures/10000000000000490000001D5017366B.tif"/>
  <manifest:file-entry manifest:media-type="image/tiff" manifest:full-path="Pictures/10000000000000490000001D4D74E701.tif"/>
  <manifest:file-entry manifest:media-type="image/tiff" manifest:full-path="Pictures/10000000000000490000001D0939FC97.tif"/>
  <manifest:file-entry manifest:media-type="image/tiff" manifest:full-path="Pictures/10000000000000490000001D109ABDF9.tif"/>
  <manifest:file-entry manifest:media-type="image/tiff" manifest:full-path="Pictures/10000000000000490000001DB1F65CC1.tif"/>
  <manifest:file-entry manifest:media-type="image/tiff" manifest:full-path="Pictures/10000000000000490000001D2AB1E5A7.tif"/>
  <manifest:file-entry manifest:media-type="image/tiff" manifest:full-path="Pictures/10000000000000490000001DB12352B7.tif"/>
  <manifest:file-entry manifest:media-type="image/tiff" manifest:full-path="Pictures/10000000000000490000001DE75D638B.tif"/>
  <manifest:file-entry manifest:media-type="image/tiff" manifest:full-path="Pictures/10000000000000490000001D739F2F5B.tif"/>
  <manifest:file-entry manifest:media-type="image/tiff" manifest:full-path="Pictures/10000000000000490000001D927E45F1.tif"/>
  <manifest:file-entry manifest:media-type="image/tiff" manifest:full-path="Pictures/10000000000000490000001D83588581.ti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7.001cm" table:align="margins"/>
    </style:style>
    <style:style style:name="Tableau1.A" style:family="table-column">
      <style:table-column-properties style:column-width="2.334cm" style:rel-column-width="21845*"/>
    </style:style>
    <style:style style:name="Tableau1.A1" style:family="table-cell">
      <style:table-cell-properties fo:padding="0.097cm" fo:border="none"/>
    </style:style>
    <style:style style:name="Tableau1.B1" style:family="table-cell" style:data-style-name="N0">
      <style:table-cell-properties fo:padding="0.097cm" fo:border="none"/>
    </style:style>
    <style:style style:name="Tableau2" style:family="table">
      <style:table-properties style:width="7.001cm" table:align="margins"/>
    </style:style>
    <style:style style:name="Tableau2.A" style:family="table-column">
      <style:table-column-properties style:column-width="2.334cm" style:rel-column-width="21845*"/>
    </style:style>
    <style:style style:name="Tableau2.A1" style:family="table-cell">
      <style:table-cell-properties fo:padding="0.097cm" fo:border="none"/>
    </style:style>
    <style:style style:name="Tableau2.B1" style:family="table-cell" style:data-style-name="N0">
      <style:table-cell-properties fo:padding="0.097cm" fo:border="none"/>
    </style:style>
    <style:style style:name="Tableau3" style:family="table">
      <style:table-properties style:width="7.001cm" table:align="margins"/>
    </style:style>
    <style:style style:name="Tableau3.A" style:family="table-column">
      <style:table-column-properties style:column-width="2.334cm" style:rel-column-width="21845*"/>
    </style:style>
    <style:style style:name="Tableau3.A1" style:family="table-cell">
      <style:table-cell-properties fo:padding="0.097cm" fo:border="none"/>
    </style:style>
    <style:style style:name="Tableau3.B1" style:family="table-cell" style:data-style-name="N0">
      <style:table-cell-properties fo:padding="0.097cm" fo:border="none"/>
    </style:style>
    <style:style style:name="Tableau21" style:family="table">
      <style:table-properties style:width="7.001cm" table:align="margins"/>
    </style:style>
    <style:style style:name="Tableau21.A" style:family="table-column">
      <style:table-column-properties style:column-width="2.334cm" style:rel-column-width="21845*"/>
    </style:style>
    <style:style style:name="Tableau21.A1" style:family="table-cell">
      <style:table-cell-properties fo:padding="0.097cm" fo:border="none"/>
    </style:style>
    <style:style style:name="Tableau21.B1" style:family="table-cell" style:data-style-name="N0">
      <style:table-cell-properties fo:padding="0.097cm" fo:border="none"/>
    </style:style>
    <style:style style:name="Tableau20" style:family="table">
      <style:table-properties style:width="7.001cm" table:align="margins"/>
    </style:style>
    <style:style style:name="Tableau20.A" style:family="table-column">
      <style:table-column-properties style:column-width="2.334cm" style:rel-column-width="21845*"/>
    </style:style>
    <style:style style:name="Tableau20.A1" style:family="table-cell">
      <style:table-cell-properties fo:padding="0.097cm" fo:border="none"/>
    </style:style>
    <style:style style:name="Tableau20.B1" style:family="table-cell" style:data-style-name="N0">
      <style:table-cell-properties fo:padding="0.097cm" fo:border="none"/>
    </style:style>
    <style:style style:name="Tableau4" style:family="table">
      <style:table-properties style:width="7.001cm" table:align="margins"/>
    </style:style>
    <style:style style:name="Tableau4.A" style:family="table-column">
      <style:table-column-properties style:column-width="2.334cm" style:rel-column-width="21845*"/>
    </style:style>
    <style:style style:name="Tableau4.A1" style:family="table-cell">
      <style:table-cell-properties fo:padding="0.097cm" fo:border="none"/>
    </style:style>
    <style:style style:name="Tableau4.B1" style:family="table-cell" style:data-style-name="N0">
      <style:table-cell-properties fo:padding="0.097cm" fo:border="none"/>
    </style:style>
    <style:style style:name="Tableau18" style:family="table">
      <style:table-properties style:width="7.001cm" table:align="margins"/>
    </style:style>
    <style:style style:name="Tableau18.A" style:family="table-column">
      <style:table-column-properties style:column-width="2.334cm" style:rel-column-width="21845*"/>
    </style:style>
    <style:style style:name="Tableau18.A1" style:family="table-cell">
      <style:table-cell-properties fo:padding="0.097cm" fo:border="none"/>
    </style:style>
    <style:style style:name="Tableau18.B1" style:family="table-cell" style:data-style-name="N0">
      <style:table-cell-properties fo:padding="0.097cm" fo:border="none"/>
    </style:style>
    <style:style style:name="Tableau19" style:family="table">
      <style:table-properties style:width="7.001cm" table:align="margins"/>
    </style:style>
    <style:style style:name="Tableau19.A" style:family="table-column">
      <style:table-column-properties style:column-width="2.334cm" style:rel-column-width="21845*"/>
    </style:style>
    <style:style style:name="Tableau19.A1" style:family="table-cell">
      <style:table-cell-properties fo:padding="0.097cm" fo:border="none"/>
    </style:style>
    <style:style style:name="Tableau19.B1" style:family="table-cell" style:data-style-name="N0">
      <style:table-cell-properties fo:padding="0.097cm" fo:border="none"/>
    </style:style>
    <style:style style:name="Tableau5" style:family="table">
      <style:table-properties style:width="7.001cm" table:align="margins"/>
    </style:style>
    <style:style style:name="Tableau5.A" style:family="table-column">
      <style:table-column-properties style:column-width="2.334cm" style:rel-column-width="21845*"/>
    </style:style>
    <style:style style:name="Tableau5.A1" style:family="table-cell">
      <style:table-cell-properties fo:padding="0.097cm" fo:border="none"/>
    </style:style>
    <style:style style:name="Tableau5.B1" style:family="table-cell" style:data-style-name="N0">
      <style:table-cell-properties fo:padding="0.097cm" fo:border="none"/>
    </style:style>
    <style:style style:name="Tableau17" style:family="table">
      <style:table-properties style:width="7.001cm" table:align="margins"/>
    </style:style>
    <style:style style:name="Tableau17.A" style:family="table-column">
      <style:table-column-properties style:column-width="2.334cm" style:rel-column-width="21845*"/>
    </style:style>
    <style:style style:name="Tableau17.A1" style:family="table-cell">
      <style:table-cell-properties fo:padding="0.097cm" fo:border="none"/>
    </style:style>
    <style:style style:name="Tableau17.B1" style:family="table-cell" style:data-style-name="N0">
      <style:table-cell-properties fo:padding="0.097cm" fo:border="none"/>
    </style:style>
    <style:style style:name="Tableau16" style:family="table">
      <style:table-properties style:width="7.001cm" table:align="margins"/>
    </style:style>
    <style:style style:name="Tableau16.A" style:family="table-column">
      <style:table-column-properties style:column-width="2.334cm" style:rel-column-width="21845*"/>
    </style:style>
    <style:style style:name="Tableau16.A1" style:family="table-cell">
      <style:table-cell-properties fo:padding="0.097cm" fo:border="none"/>
    </style:style>
    <style:style style:name="Tableau16.B1" style:family="table-cell" style:data-style-name="N0">
      <style:table-cell-properties fo:padding="0.097cm" fo:border="none"/>
    </style:style>
    <style:style style:name="Tableau6" style:family="table">
      <style:table-properties style:width="7.001cm" table:align="margins"/>
    </style:style>
    <style:style style:name="Tableau6.A" style:family="table-column">
      <style:table-column-properties style:column-width="2.334cm" style:rel-column-width="21845*"/>
    </style:style>
    <style:style style:name="Tableau6.A1" style:family="table-cell">
      <style:table-cell-properties fo:padding="0.097cm" fo:border="none"/>
    </style:style>
    <style:style style:name="Tableau6.B1" style:family="table-cell" style:data-style-name="N0">
      <style:table-cell-properties fo:padding="0.097cm" fo:border="none"/>
    </style:style>
    <style:style style:name="Tableau14" style:family="table">
      <style:table-properties style:width="7.001cm" table:align="margins"/>
    </style:style>
    <style:style style:name="Tableau14.A" style:family="table-column">
      <style:table-column-properties style:column-width="2.334cm" style:rel-column-width="21845*"/>
    </style:style>
    <style:style style:name="Tableau14.A1" style:family="table-cell">
      <style:table-cell-properties fo:padding="0.097cm" fo:border="none"/>
    </style:style>
    <style:style style:name="Tableau14.B1" style:family="table-cell" style:data-style-name="N0">
      <style:table-cell-properties fo:padding="0.097cm" fo:border="none"/>
    </style:style>
    <style:style style:name="Tableau15" style:family="table">
      <style:table-properties style:width="7.001cm" table:align="margins"/>
    </style:style>
    <style:style style:name="Tableau15.A" style:family="table-column">
      <style:table-column-properties style:column-width="2.334cm" style:rel-column-width="21845*"/>
    </style:style>
    <style:style style:name="Tableau15.A1" style:family="table-cell">
      <style:table-cell-properties fo:padding="0.097cm" fo:border="none"/>
    </style:style>
    <style:style style:name="Tableau15.B1" style:family="table-cell" style:data-style-name="N0">
      <style:table-cell-properties fo:padding="0.097cm" fo:border="none"/>
    </style:style>
    <style:style style:name="Tableau7" style:family="table">
      <style:table-properties style:width="7.001cm" table:align="margins"/>
    </style:style>
    <style:style style:name="Tableau7.A" style:family="table-column">
      <style:table-column-properties style:column-width="2.334cm" style:rel-column-width="21845*"/>
    </style:style>
    <style:style style:name="Tableau7.A1" style:family="table-cell">
      <style:table-cell-properties fo:padding="0.097cm" fo:border="none"/>
    </style:style>
    <style:style style:name="Tableau7.B1" style:family="table-cell" style:data-style-name="N0">
      <style:table-cell-properties fo:padding="0.097cm" fo:border="none"/>
    </style:style>
    <style:style style:name="Tableau13" style:family="table">
      <style:table-properties style:width="7.001cm" table:align="margins"/>
    </style:style>
    <style:style style:name="Tableau13.A" style:family="table-column">
      <style:table-column-properties style:column-width="2.334cm" style:rel-column-width="21845*"/>
    </style:style>
    <style:style style:name="Tableau13.A1" style:family="table-cell">
      <style:table-cell-properties fo:padding="0.097cm" fo:border="none"/>
    </style:style>
    <style:style style:name="Tableau13.B1" style:family="table-cell" style:data-style-name="N0">
      <style:table-cell-properties fo:padding="0.097cm" fo:border="none"/>
    </style:style>
    <style:style style:name="Tableau10" style:family="table">
      <style:table-properties style:width="7.001cm" table:align="margins"/>
    </style:style>
    <style:style style:name="Tableau10.A" style:family="table-column">
      <style:table-column-properties style:column-width="2.334cm" style:rel-column-width="21845*"/>
    </style:style>
    <style:style style:name="Tableau10.A1" style:family="table-cell">
      <style:table-cell-properties fo:padding="0.097cm" fo:border="none"/>
    </style:style>
    <style:style style:name="Tableau10.B1" style:family="table-cell" style:data-style-name="N0">
      <style:table-cell-properties fo:padding="0.097cm" fo:border="none"/>
    </style:style>
    <style:style style:name="Tableau8" style:family="table">
      <style:table-properties style:width="7.001cm" table:align="margins"/>
    </style:style>
    <style:style style:name="Tableau8.A" style:family="table-column">
      <style:table-column-properties style:column-width="2.334cm" style:rel-column-width="21845*"/>
    </style:style>
    <style:style style:name="Tableau8.A1" style:family="table-cell">
      <style:table-cell-properties fo:padding="0.097cm" fo:border="none"/>
    </style:style>
    <style:style style:name="Tableau8.B1" style:family="table-cell" style:data-style-name="N0">
      <style:table-cell-properties fo:padding="0.097cm" fo:border="none"/>
    </style:style>
    <style:style style:name="Tableau12" style:family="table">
      <style:table-properties style:width="7.001cm" table:align="margins"/>
    </style:style>
    <style:style style:name="Tableau12.A" style:family="table-column">
      <style:table-column-properties style:column-width="2.334cm" style:rel-column-width="21845*"/>
    </style:style>
    <style:style style:name="Tableau12.A1" style:family="table-cell">
      <style:table-cell-properties fo:padding="0.097cm" fo:border="none"/>
    </style:style>
    <style:style style:name="Tableau12.B1" style:family="table-cell" style:data-style-name="N0">
      <style:table-cell-properties fo:padding="0.097cm" fo:border="none"/>
    </style:style>
    <style:style style:name="Tableau11" style:family="table">
      <style:table-properties style:width="7.001cm" table:align="margins"/>
    </style:style>
    <style:style style:name="Tableau11.A" style:family="table-column">
      <style:table-column-properties style:column-width="2.334cm" style:rel-column-width="21845*"/>
    </style:style>
    <style:style style:name="Tableau11.A1" style:family="table-cell">
      <style:table-cell-properties fo:padding="0.097cm" fo:border="none"/>
    </style:style>
    <style:style style:name="Tableau11.B1" style:family="table-cell" style:data-style-name="N0">
      <style:table-cell-properties fo:padding="0.097cm" fo:border="none"/>
    </style:style>
    <style:style style:name="Tableau9" style:family="table">
      <style:table-properties style:width="7.001cm" table:align="margins"/>
    </style:style>
    <style:style style:name="Tableau9.A" style:family="table-column">
      <style:table-column-properties style:column-width="2.334cm" style:rel-column-width="21845*"/>
    </style:style>
    <style:style style:name="Tableau9.A1" style:family="table-cell">
      <style:table-cell-properties fo:padding="0.097cm" fo:border="none"/>
    </style:style>
    <style:style style:name="Tableau9.B1" style:family="table-cell" style:data-style-name="N0">
      <style:table-cell-properties fo:padding="0.097cm" fo:border="none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Table_20_Contents">
      <style:paragraph-properties fo:margin-left="0cm" fo:margin-right="0.157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4" style:family="paragraph" style:parent-style-name="Table_20_Contents">
      <style:paragraph-properties fo:margin-left="0cm" fo:margin-right="0.157cm" fo:text-align="center" style:justify-single-word="false" fo:text-indent="0cm" style:auto-text-indent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margin-left="0cm" fo:margin-right="0.157cm" fo:text-align="center" style:justify-single-word="false" fo:text-indent="0cm" style:auto-text-indent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fr1" style:family="graphic" style:parent-style-name="Labels">
      <style:graphic-properties style:vertical-pos="top" style:vertical-rel="baseline" style:horizontal-pos="center" style:horizontal-rel="paragraph-content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as-char" svg:width="7.001cm" svg:height="2.101cm" draw:z-index="0"><draw:text-box><text:p text:style-name="Standard"><text:line-break/></text:p></draw:text-box></draw:frame><draw:frame draw:style-name="fr1" draw:name="Cadre2" text:anchor-type="as-char" svg:width="7.001cm" svg:height="2.101cm" draw:z-index="1"><draw:text-box><text:p text:style-name="Standard"><text:line-break/></text:p></draw:text-box></draw:frame><draw:frame draw:style-name="fr1" draw:name="Cadre3" text:anchor-type="as-char" svg:width="7.001cm" svg:height="2.101cm" draw:z-index="2"><draw:text-box><text:p text:style-name="Standard"><text:line-break/></text:p></draw:text-box></draw:frame></text:p>
      <text:p text:style-name="P1"><draw:frame draw:style-name="fr1" draw:name="Cadre4" text:anchor-type="as-char" svg:width="7.001cm" svg:height="2.101cm" draw:z-index="3"><draw:text-box><table:table table:name="Tableau1" table:style-name="Tableau1"><table:table-column table:style-name="Tableau1.A" table:number-columns-repeated="3"/><table:table-row><table:table-cell table:style-name="Tableau1.A1" office:value-type="string"><text:p text:style-name="P5">220 Ω</text:p></table:table-cell><table:table-cell table:style-name="Tableau1.B1" office:value-type="float" office:value="221"><text:p text:style-name="P2"><draw:frame draw:style-name="fr2" draw:name="graphics43" text:anchor-type="paragraph" svg:width="1.164cm" svg:height="0.462cm" draw:z-index="42"><draw:image xlink:href="Pictures/10000000000000490000001DD44D5150.tif" xlink:type="simple" xlink:show="embed" xlink:actuate="onLoad"/></draw:frame>221</text:p></table:table-cell><table:table-cell table:style-name="Tableau1.A1" office:value-type="string"><text:p text:style-name="P2"><draw:frame draw:style-name="fr2" draw:name="graphics44" text:anchor-type="paragraph" svg:width="1.166cm" svg:height="0.462cm" draw:z-index="43"><draw:image xlink:href="Pictures/10000000000000490000001DF7C54860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5" text:anchor-type="as-char" svg:width="7.001cm" svg:height="2.101cm" draw:z-index="4"><draw:text-box><table:table table:name="Tableau2" table:style-name="Tableau2"><table:table-column table:style-name="Tableau2.A" table:number-columns-repeated="3"/><table:table-row><table:table-cell table:style-name="Tableau2.A1" office:value-type="string"><text:p text:style-name="P5">270 Ω</text:p></table:table-cell><table:table-cell table:style-name="Tableau2.B1" office:value-type="float" office:value="271"><text:p text:style-name="P2"><draw:frame draw:style-name="fr2" draw:name="graphics45" text:anchor-type="paragraph" svg:width="1.169cm" svg:height="0.464cm" draw:z-index="44"><draw:image xlink:href="Pictures/10000000000000490000001D0939FC97.tif" xlink:type="simple" xlink:show="embed" xlink:actuate="onLoad"/></draw:frame>271</text:p></table:table-cell><table:table-cell table:style-name="Tableau2.A1" office:value-type="string"><text:p text:style-name="P2"><draw:frame draw:style-name="fr2" draw:name="graphics46" text:anchor-type="paragraph" svg:width="1.169cm" svg:height="0.464cm" draw:z-index="45"><draw:image xlink:href="Pictures/10000000000000490000001D2AB1E5A7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6" text:anchor-type="as-char" svg:width="7.001cm" svg:height="2.101cm" draw:z-index="5"><draw:text-box><table:table table:name="Tableau3" table:style-name="Tableau3"><table:table-column table:style-name="Tableau3.A" table:number-columns-repeated="3"/><table:table-row><table:table-cell table:style-name="Tableau3.A1" office:value-type="string"><text:p text:style-name="P5">330 Ω</text:p></table:table-cell><table:table-cell table:style-name="Tableau3.B1" office:value-type="float" office:value="331"><text:p text:style-name="P2"><draw:frame draw:style-name="fr2" draw:name="graphics47" text:anchor-type="paragraph" svg:width="1.171cm" svg:height="0.464cm" draw:z-index="46"><draw:image xlink:href="Pictures/10000000000000490000001D739F2F5B.tif" xlink:type="simple" xlink:show="embed" xlink:actuate="onLoad"/></draw:frame>331</text:p></table:table-cell><table:table-cell table:style-name="Tableau3.A1" office:value-type="string"><text:p text:style-name="P2"><draw:frame draw:style-name="fr2" draw:name="graphics48" text:anchor-type="paragraph" svg:width="1.171cm" svg:height="0.464cm" draw:z-index="47"><draw:image xlink:href="Pictures/10000000000000490000001D5017366B.tif" xlink:type="simple" xlink:show="embed" xlink:actuate="onLoad"/></draw:frame></text:p></table:table-cell></table:table-row></table:table><text:p text:style-name="Standard"><text:line-break/></text:p></draw:text-box></draw:frame></text:p>
      <text:p text:style-name="P1"><draw:frame draw:style-name="fr1" draw:name="Cadre7" text:anchor-type="as-char" svg:width="7.001cm" svg:height="2.101cm" draw:z-index="6"><draw:text-box><text:p text:style-name="Standard"><text:line-break/></text:p></draw:text-box></draw:frame><draw:frame draw:style-name="fr1" draw:name="Cadre8" text:anchor-type="as-char" svg:width="7.001cm" svg:height="2.101cm" draw:z-index="7"><draw:text-box><text:p text:style-name="Standard"><text:line-break/></text:p></draw:text-box></draw:frame><draw:frame draw:style-name="fr1" draw:name="Cadre9" text:anchor-type="as-char" svg:width="7.001cm" svg:height="2.101cm" draw:z-index="8"><draw:text-box><text:p text:style-name="Standard"><text:line-break/></text:p></draw:text-box></draw:frame></text:p>
      <text:p text:style-name="P1"><draw:frame draw:style-name="fr1" draw:name="Cadre10" text:anchor-type="as-char" svg:width="7.001cm" svg:height="2.101cm" draw:z-index="9"><draw:text-box><table:table table:name="Tableau21" table:style-name="Tableau21"><table:table-column table:style-name="Tableau21.A" table:number-columns-repeated="3"/><table:table-row><table:table-cell table:style-name="Tableau21.A1" office:value-type="string"><text:p text:style-name="P5">390 Ω</text:p></table:table-cell><table:table-cell table:style-name="Tableau21.B1" office:value-type="float" office:value="391"><text:p text:style-name="P2"><draw:frame draw:style-name="fr2" draw:name="graphics49" text:anchor-type="paragraph" svg:width="1.164cm" svg:height="0.462cm" draw:z-index="48"><draw:image xlink:href="Pictures/10000000000000490000001D3312A4C9.tif" xlink:type="simple" xlink:show="embed" xlink:actuate="onLoad"/></draw:frame>391</text:p></table:table-cell><table:table-cell table:style-name="Tableau21.A1" office:value-type="string"><text:p text:style-name="P2"><draw:frame draw:style-name="fr2" draw:name="graphics50" text:anchor-type="paragraph" svg:width="1.166cm" svg:height="0.462cm" draw:z-index="49"><draw:image xlink:href="Pictures/10000000000000490000001D109ABDF9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11" text:anchor-type="as-char" svg:width="7.001cm" svg:height="2.101cm" draw:z-index="10"><draw:text-box><table:table table:name="Tableau20" table:style-name="Tableau20"><table:table-column table:style-name="Tableau20.A" table:number-columns-repeated="3"/><table:table-row><table:table-cell table:style-name="Tableau20.A1" office:value-type="string"><text:p text:style-name="P5">470 Ω</text:p></table:table-cell><table:table-cell table:style-name="Tableau20.B1" office:value-type="float" office:value="471"><text:p text:style-name="P2"><draw:frame draw:style-name="fr2" draw:name="graphics51" text:anchor-type="paragraph" svg:width="1.169cm" svg:height="0.464cm" draw:z-index="50"><draw:image xlink:href="Pictures/10000000000000490000001D927E45F1.tif" xlink:type="simple" xlink:show="embed" xlink:actuate="onLoad"/></draw:frame>471</text:p></table:table-cell><table:table-cell table:style-name="Tableau20.A1" office:value-type="string"><text:p text:style-name="P2"><draw:frame draw:style-name="fr2" draw:name="graphics52" text:anchor-type="paragraph" svg:width="1.169cm" svg:height="0.464cm" draw:z-index="51"><draw:image xlink:href="Pictures/10000000000000490000001DB1F65CC1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12" text:anchor-type="as-char" svg:width="7.001cm" svg:height="2.101cm" draw:z-index="11"><draw:text-box><table:table table:name="Tableau4" table:style-name="Tableau4"><table:table-column table:style-name="Tableau4.A" table:number-columns-repeated="3"/><table:table-row><table:table-cell table:style-name="Tableau4.A1" office:value-type="string"><text:p text:style-name="P5">560 Ω</text:p></table:table-cell><table:table-cell table:style-name="Tableau4.B1" office:value-type="float" office:value="561"><text:p text:style-name="P2"><draw:frame draw:style-name="fr2" draw:name="graphics137" text:anchor-type="paragraph" svg:width="1.171cm" svg:height="0.464cm" draw:z-index="52"><draw:image xlink:href="Pictures/10000000000000490000001D5A976DC2.tif" xlink:type="simple" xlink:show="embed" xlink:actuate="onLoad"/></draw:frame>561</text:p></table:table-cell><table:table-cell table:style-name="Tableau4.A1" office:value-type="string"><text:p text:style-name="P2"><draw:frame draw:style-name="fr2" draw:name="graphics138" text:anchor-type="paragraph" svg:width="1.171cm" svg:height="0.464cm" draw:z-index="53"><draw:image xlink:href="Pictures/10000000000000490000001D791F74F2.tif" xlink:type="simple" xlink:show="embed" xlink:actuate="onLoad"/></draw:frame></text:p></table:table-cell></table:table-row></table:table><text:p text:style-name="Standard"><text:line-break/></text:p></draw:text-box></draw:frame></text:p>
      <text:p text:style-name="P1"><draw:frame draw:style-name="fr1" draw:name="Cadre13" text:anchor-type="as-char" svg:width="7.001cm" svg:height="2.101cm" draw:z-index="12"><draw:text-box><text:p text:style-name="Standard"><text:line-break/></text:p></draw:text-box></draw:frame><draw:frame draw:style-name="fr1" draw:name="Cadre14" text:anchor-type="as-char" svg:width="7.001cm" svg:height="2.101cm" draw:z-index="13"><draw:text-box><text:p text:style-name="Standard"><text:line-break/></text:p></draw:text-box></draw:frame><draw:frame draw:style-name="fr1" draw:name="Cadre15" text:anchor-type="as-char" svg:width="7.001cm" svg:height="2.101cm" draw:z-index="14"><draw:text-box><text:p text:style-name="Standard"><text:line-break/></text:p></draw:text-box></draw:frame></text:p>
      <text:p text:style-name="P1"><draw:frame draw:style-name="fr1" draw:name="Cadre16" text:anchor-type="as-char" svg:width="7.001cm" svg:height="2.101cm" draw:z-index="15"><draw:text-box><table:table table:name="Tableau18" table:style-name="Tableau18"><table:table-column table:style-name="Tableau18.A" table:number-columns-repeated="3"/><table:table-row><table:table-cell table:style-name="Tableau18.A1" office:value-type="string"><text:p text:style-name="P5">680 Ω</text:p></table:table-cell><table:table-cell table:style-name="Tableau18.B1" office:value-type="float" office:value="681"><text:p text:style-name="P2"><draw:frame draw:style-name="fr2" draw:name="graphics55" text:anchor-type="paragraph" svg:width="1.164cm" svg:height="0.462cm" draw:z-index="54"><draw:image xlink:href="Pictures/10000000000000490000001D3E0DBFF2.tif" xlink:type="simple" xlink:show="embed" xlink:actuate="onLoad"/></draw:frame>681</text:p></table:table-cell><table:table-cell table:style-name="Tableau18.A1" office:value-type="string"><text:p text:style-name="P2"><draw:frame draw:style-name="fr2" draw:name="graphics56" text:anchor-type="paragraph" svg:width="1.166cm" svg:height="0.462cm" draw:z-index="55"><draw:image xlink:href="Pictures/10000000000000490000001D1D85A6C2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17" text:anchor-type="as-char" svg:width="7.001cm" svg:height="2.101cm" draw:z-index="16"><draw:text-box><table:table table:name="Tableau19" table:style-name="Tableau19"><table:table-column table:style-name="Tableau19.A" table:number-columns-repeated="3"/><table:table-row><table:table-cell table:style-name="Tableau19.A1" office:value-type="string"><text:p text:style-name="P5">820 Ω</text:p></table:table-cell><table:table-cell table:style-name="Tableau19.B1" office:value-type="float" office:value="821"><text:p text:style-name="P2"><draw:frame draw:style-name="fr2" draw:name="graphics57" text:anchor-type="paragraph" svg:width="1.169cm" svg:height="0.464cm" draw:z-index="56"><draw:image xlink:href="Pictures/10000000000000490000001D14A8F00B.tif" xlink:type="simple" xlink:show="embed" xlink:actuate="onLoad"/></draw:frame>821</text:p></table:table-cell><table:table-cell table:style-name="Tableau19.A1" office:value-type="string"><text:p text:style-name="P2"><draw:frame draw:style-name="fr2" draw:name="graphics58" text:anchor-type="paragraph" svg:width="1.169cm" svg:height="0.464cm" draw:z-index="57"><draw:image xlink:href="Pictures/10000000000000490000001D3720E93B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18" text:anchor-type="as-char" svg:width="7.001cm" svg:height="2.101cm" draw:z-index="17"><draw:text-box><table:table table:name="Tableau5" table:style-name="Tableau5"><table:table-column table:style-name="Tableau5.A" table:number-columns-repeated="3"/><table:table-row><table:table-cell table:style-name="Tableau5.A1" office:value-type="string"><text:p text:style-name="P5">1k Ω</text:p></table:table-cell><table:table-cell table:style-name="Tableau5.B1" office:value-type="float" office:value="102"><text:p text:style-name="P2"><draw:frame draw:style-name="fr2" draw:name="graphics59" text:anchor-type="paragraph" svg:width="1.171cm" svg:height="0.464cm" draw:z-index="58"><draw:image xlink:href="Pictures/10000000000000490000001D83588581.tif" xlink:type="simple" xlink:show="embed" xlink:actuate="onLoad"/></draw:frame>102</text:p></table:table-cell><table:table-cell table:style-name="Tableau5.A1" office:value-type="string"><text:p text:style-name="P2"><draw:frame draw:style-name="fr2" draw:name="graphics60" text:anchor-type="paragraph" svg:width="1.171cm" svg:height="0.464cm" draw:z-index="59"><draw:image xlink:href="Pictures/10000000000000490000001D6E0BF520.tif" xlink:type="simple" xlink:show="embed" xlink:actuate="onLoad"/></draw:frame></text:p></table:table-cell></table:table-row></table:table><text:p text:style-name="Standard"><text:line-break/></text:p></draw:text-box></draw:frame></text:p>
      <text:p text:style-name="P1"><draw:frame draw:style-name="fr1" draw:name="Cadre19" text:anchor-type="as-char" svg:width="7.001cm" svg:height="2.101cm" draw:z-index="18"><draw:text-box><text:p text:style-name="Standard"><text:line-break/></text:p></draw:text-box></draw:frame><draw:frame draw:style-name="fr1" draw:name="Cadre20" text:anchor-type="as-char" svg:width="7.001cm" svg:height="2.101cm" draw:z-index="19"><draw:text-box><text:p text:style-name="Standard"><text:line-break/></text:p></draw:text-box></draw:frame><draw:frame draw:style-name="fr1" draw:name="Cadre21" text:anchor-type="as-char" svg:width="7.001cm" svg:height="2.101cm" draw:z-index="20"><draw:text-box><text:p text:style-name="Standard"><text:line-break/></text:p></draw:text-box></draw:frame></text:p>
      <text:p text:style-name="P1"><draw:frame draw:style-name="fr1" draw:name="Cadre22" text:anchor-type="as-char" svg:width="7.001cm" svg:height="2.101cm" draw:z-index="21"><draw:text-box><table:table table:name="Tableau17" table:style-name="Tableau17"><table:table-column table:style-name="Tableau17.A" table:number-columns-repeated="3"/><table:table-row><table:table-cell table:style-name="Tableau17.A1" office:value-type="string"><text:p text:style-name="P5">1.5k Ω</text:p></table:table-cell><table:table-cell table:style-name="Tableau17.B1" office:value-type="float" office:value="152"><text:p text:style-name="P3"><draw:frame draw:style-name="fr2" draw:name="graphics61" text:anchor-type="paragraph" svg:width="1.321cm" svg:height="0.524cm" draw:z-index="60"><draw:image xlink:href="Pictures/10000000000000490000001D98EAC846.tif" xlink:type="simple" xlink:show="embed" xlink:actuate="onLoad"/></draw:frame>152</text:p></table:table-cell><table:table-cell table:style-name="Tableau17.A1" office:value-type="string"><text:p text:style-name="P3"><draw:frame draw:style-name="fr2" draw:name="graphics62" text:anchor-type="paragraph" svg:width="1.323cm" svg:height="0.524cm" draw:z-index="61"><draw:image xlink:href="Pictures/10000000000000490000001D75B9B8E7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23" text:anchor-type="as-char" svg:width="7.001cm" svg:height="2.101cm" draw:z-index="22"><draw:text-box><table:table table:name="Tableau16" table:style-name="Tableau16"><table:table-column table:style-name="Tableau16.A" table:number-columns-repeated="3"/><table:table-row><table:table-cell table:style-name="Tableau16.A1" office:value-type="string"><text:p text:style-name="P5">1.8k Ω</text:p></table:table-cell><table:table-cell table:style-name="Tableau16.B1" office:value-type="float" office:value="182"><text:p text:style-name="P3"><draw:frame draw:style-name="fr2" draw:name="graphics139" text:anchor-type="paragraph" svg:width="1.326cm" svg:height="0.526cm" draw:z-index="62"><draw:image xlink:href="Pictures/10000000000000490000001DB12352B7.tif" xlink:type="simple" xlink:show="embed" xlink:actuate="onLoad"/></draw:frame>182</text:p></table:table-cell><table:table-cell table:style-name="Tableau16.A1" office:value-type="string"><text:p text:style-name="P3"><draw:frame draw:style-name="fr2" draw:name="graphics140" text:anchor-type="paragraph" svg:width="1.326cm" svg:height="0.526cm" draw:z-index="63"><draw:image xlink:href="Pictures/10000000000000490000001D5C702216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24" text:anchor-type="as-char" svg:width="7.001cm" svg:height="2.101cm" draw:z-index="23"><draw:text-box><table:table table:name="Tableau6" table:style-name="Tableau6"><table:table-column table:style-name="Tableau6.A" table:number-columns-repeated="3"/><table:table-row><table:table-cell table:style-name="Tableau6.A1" office:value-type="string"><text:p text:style-name="P5">2.2k Ω</text:p></table:table-cell><table:table-cell table:style-name="Tableau6.B1" office:value-type="float" office:value="222"><text:p text:style-name="P3"><draw:frame draw:style-name="fr3" draw:name="graphics63" text:anchor-type="paragraph" svg:x="0.162cm" svg:y="0.095cm" svg:width="1.326cm" svg:height="0.526cm" draw:z-index="64"><draw:image xlink:href="Pictures/10000000000000490000001DC3AEDB93.tif" xlink:type="simple" xlink:show="embed" xlink:actuate="onLoad"/></draw:frame>222</text:p></table:table-cell><table:table-cell table:style-name="Tableau6.A1" office:value-type="string"><text:p text:style-name="P3"><draw:frame draw:style-name="fr3" draw:name="graphics64" text:anchor-type="paragraph" svg:x="0.099cm" svg:y="0.064cm" svg:width="1.326cm" svg:height="0.526cm" draw:z-index="65"><draw:image xlink:href="Pictures/10000000000000490000001D2EFDAB32.tif" xlink:type="simple" xlink:show="embed" xlink:actuate="onLoad"/></draw:frame></text:p></table:table-cell></table:table-row></table:table><text:p text:style-name="Standard"><text:line-break/></text:p></draw:text-box></draw:frame></text:p>
      <text:p text:style-name="P1"><draw:frame draw:style-name="fr1" draw:name="Cadre25" text:anchor-type="as-char" svg:width="7.001cm" svg:height="2.101cm" draw:z-index="24"><draw:text-box><text:p text:style-name="Standard"><text:line-break/></text:p></draw:text-box></draw:frame><draw:frame draw:style-name="fr1" draw:name="Cadre26" text:anchor-type="as-char" svg:width="7.001cm" svg:height="2.101cm" draw:z-index="25"><draw:text-box><text:p text:style-name="Standard"><text:line-break/></text:p></draw:text-box></draw:frame><draw:frame draw:style-name="fr1" draw:name="Cadre27" text:anchor-type="as-char" svg:width="7.001cm" svg:height="2.101cm" draw:z-index="26"><draw:text-box><text:p text:style-name="Standard"><text:line-break/></text:p></draw:text-box></draw:frame></text:p>
      <text:p text:style-name="P1"><draw:frame draw:style-name="fr1" draw:name="Cadre28" text:anchor-type="as-char" svg:width="7.001cm" svg:height="2.101cm" draw:z-index="27"><draw:text-box><table:table table:name="Tableau14" table:style-name="Tableau14"><table:table-column table:style-name="Tableau14.A" table:number-columns-repeated="3"/><table:table-row><table:table-cell table:style-name="Tableau14.A1" office:value-type="string"><text:p text:style-name="P5">3.3k Ω</text:p></table:table-cell><table:table-cell table:style-name="Tableau14.B1" office:value-type="float" office:value="332"><text:p text:style-name="P3"><draw:frame draw:style-name="fr2" draw:name="graphics141" text:anchor-type="paragraph" svg:width="1.321cm" svg:height="0.524cm" draw:z-index="66"><draw:image xlink:href="Pictures/10000000000000490000001D647CA598.tif" xlink:type="simple" xlink:show="embed" xlink:actuate="onLoad"/></draw:frame>332</text:p></table:table-cell><table:table-cell table:style-name="Tableau14.A1" office:value-type="string"><text:p text:style-name="P3"><draw:frame draw:style-name="fr2" draw:name="graphics142" text:anchor-type="paragraph" svg:width="1.323cm" svg:height="0.524cm" draw:z-index="67"><draw:image xlink:href="Pictures/10000000000000490000001D892FD539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29" text:anchor-type="as-char" svg:width="7.001cm" svg:height="2.101cm" draw:z-index="28"><draw:text-box><table:table table:name="Tableau15" table:style-name="Tableau15"><table:table-column table:style-name="Tableau15.A" table:number-columns-repeated="3"/><table:table-row><table:table-cell table:style-name="Tableau15.A1" office:value-type="string"><text:p text:style-name="P5">3.9k Ω</text:p></table:table-cell><table:table-cell table:style-name="Tableau15.B1" office:value-type="float" office:value="392"><text:p text:style-name="P3"><draw:frame draw:style-name="fr3" draw:name="graphics67" text:anchor-type="paragraph" svg:x="0.076cm" svg:y="0.064cm" svg:width="1.321cm" svg:height="0.524cm" draw:z-index="70"><draw:image xlink:href="Pictures/10000000000000490000001D24F12E0A.tif" xlink:type="simple" xlink:show="embed" xlink:actuate="onLoad"/></draw:frame>392</text:p></table:table-cell><table:table-cell table:style-name="Tableau15.A1" office:value-type="string"><text:p text:style-name="P3"><draw:frame draw:style-name="fr3" draw:name="graphics68" text:anchor-type="paragraph" svg:x="0.069cm" svg:y="0.064cm" svg:width="1.323cm" svg:height="0.524cm" draw:z-index="71"><draw:image xlink:href="Pictures/10000000000000490000001DC9A25EAB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30" text:anchor-type="as-char" svg:width="7.001cm" svg:height="2.101cm" draw:z-index="29"><draw:text-box><table:table table:name="Tableau7" table:style-name="Tableau7"><table:table-column table:style-name="Tableau7.A" table:number-columns-repeated="3"/><table:table-row><table:table-cell table:style-name="Tableau7.A1" office:value-type="string"><text:p text:style-name="P5">4.7k Ω</text:p></table:table-cell><table:table-cell table:style-name="Tableau7.B1" office:value-type="float" office:value="472"><text:p text:style-name="P3"><draw:frame draw:style-name="fr3" draw:name="graphics69" text:anchor-type="paragraph" svg:x="0.099cm" svg:y="0.064cm" svg:width="1.326cm" svg:height="0.526cm" draw:z-index="72"><draw:image xlink:href="Pictures/10000000000000490000001D859DCF32.tif" xlink:type="simple" xlink:show="embed" xlink:actuate="onLoad"/></draw:frame>472</text:p></table:table-cell><table:table-cell table:style-name="Tableau7.A1" office:value-type="string"><text:p text:style-name="P3"><draw:frame draw:style-name="fr3" draw:name="graphics70" text:anchor-type="paragraph" svg:x="0.129cm" svg:y="0.064cm" svg:width="1.326cm" svg:height="0.526cm" draw:z-index="73"><draw:image xlink:href="Pictures/10000000000000490000001D68CEBF93.tif" xlink:type="simple" xlink:show="embed" xlink:actuate="onLoad"/></draw:frame></text:p></table:table-cell></table:table-row></table:table><text:p text:style-name="Standard"><text:line-break/></text:p></draw:text-box></draw:frame></text:p>
      <text:p text:style-name="P1"><draw:frame draw:style-name="fr1" draw:name="Cadre31" text:anchor-type="as-char" svg:width="7.001cm" svg:height="2.101cm" draw:z-index="30"><draw:text-box><text:p text:style-name="Standard"><text:line-break/></text:p></draw:text-box></draw:frame><draw:frame draw:style-name="fr1" draw:name="Cadre32" text:anchor-type="as-char" svg:width="7.001cm" svg:height="2.101cm" draw:z-index="31"><draw:text-box><text:p text:style-name="Standard"><text:line-break/></text:p></draw:text-box></draw:frame><draw:frame draw:style-name="fr1" draw:name="Cadre33" text:anchor-type="as-char" svg:width="7.001cm" svg:height="2.101cm" draw:z-index="32"><draw:text-box><text:p text:style-name="Standard"><text:line-break/></text:p></draw:text-box></draw:frame></text:p>
      <text:p text:style-name="P1"><draw:frame draw:style-name="fr1" draw:name="Cadre34" text:anchor-type="as-char" svg:width="7.001cm" svg:height="2.101cm" draw:z-index="33"><draw:text-box><table:table table:name="Tableau13" table:style-name="Tableau13"><table:table-column table:style-name="Tableau13.A" table:number-columns-repeated="3"/><table:table-row><table:table-cell table:style-name="Tableau13.A1" office:value-type="string"><text:p text:style-name="P5">5.6k Ω</text:p></table:table-cell><table:table-cell table:style-name="Tableau13.B1" office:value-type="float" office:value="562"><text:p text:style-name="P2"><draw:frame draw:style-name="fr3" draw:name="graphics71" text:anchor-type="paragraph" svg:x="0.06cm" svg:y="0.074cm" svg:width="1.328cm" svg:height="0.527cm" draw:z-index="74"><draw:image xlink:href="Pictures/10000000000000490000001D4D74E701.tif" xlink:type="simple" xlink:show="embed" xlink:actuate="onLoad"/></draw:frame>562</text:p></table:table-cell><table:table-cell table:style-name="Tableau13.A1" office:value-type="string"><text:p text:style-name="P2"><draw:frame draw:style-name="fr3" draw:name="graphics72" text:anchor-type="paragraph" svg:x="0.069cm" svg:y="0.106cm" svg:width="1.328cm" svg:height="0.527cm" draw:z-index="75"><draw:image xlink:href="Pictures/10000000000000490000001DA02797A0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35" text:anchor-type="as-char" svg:width="7.001cm" svg:height="2.101cm" draw:z-index="34"><draw:text-box><table:table table:name="Tableau10" table:style-name="Tableau10"><table:table-column table:style-name="Tableau10.A" table:number-columns-repeated="3"/><table:table-row><table:table-cell table:style-name="Tableau10.A1" office:value-type="string"><text:p text:style-name="P5">6.8k Ω</text:p></table:table-cell><table:table-cell table:style-name="Tableau10.B1" office:value-type="float" office:value="682"><text:p text:style-name="P2"><draw:frame draw:style-name="fr3" draw:name="graphics73" text:anchor-type="paragraph" svg:x="0.155cm" svg:y="0.093cm" svg:width="1.164cm" svg:height="0.462cm" draw:z-index="76"><draw:image xlink:href="Pictures/10000000000000490000001D29EE3531.tif" xlink:type="simple" xlink:show="embed" xlink:actuate="onLoad"/></draw:frame>682</text:p></table:table-cell><table:table-cell table:style-name="Tableau10.A1" office:value-type="string"><text:p text:style-name="P2"><draw:frame draw:style-name="fr3" draw:name="graphics74" text:anchor-type="paragraph" svg:x="0.18cm" svg:y="0.03cm" svg:width="1.166cm" svg:height="0.462cm" draw:z-index="81"><draw:image xlink:href="Pictures/10000000000000490000001DC4BD4590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36" text:anchor-type="as-char" svg:width="7.001cm" svg:height="2.101cm" draw:z-index="35"><draw:text-box><table:table table:name="Tableau8" table:style-name="Tableau8"><table:table-column table:style-name="Tableau8.A" table:number-columns-repeated="3"/><table:table-row><table:table-cell table:style-name="Tableau8.A1" office:value-type="string"><text:p text:style-name="P4">8.2k Ω</text:p></table:table-cell><table:table-cell table:style-name="Tableau8.B1" office:value-type="float" office:value="822"><text:p text:style-name="P3"><draw:frame draw:style-name="fr2" draw:name="graphics77" text:anchor-type="paragraph" svg:width="1.328cm" svg:height="0.527cm" draw:z-index="82"><draw:image xlink:href="Pictures/10000000000000490000001D034B7AC8.tif" xlink:type="simple" xlink:show="embed" xlink:actuate="onLoad"/></draw:frame>822</text:p></table:table-cell><table:table-cell table:style-name="Tableau8.A1" office:value-type="string"><text:p text:style-name="P3"><draw:frame draw:style-name="fr2" draw:name="graphics78" text:anchor-type="paragraph" svg:width="1.328cm" svg:height="0.527cm" draw:z-index="83"><draw:image xlink:href="Pictures/10000000000000490000001DEE180A69.tif" xlink:type="simple" xlink:show="embed" xlink:actuate="onLoad"/></draw:frame></text:p></table:table-cell></table:table-row></table:table><text:p text:style-name="Standard"><text:line-break/></text:p></draw:text-box></draw:frame></text:p>
      <text:p text:style-name="P1"><draw:frame draw:style-name="fr1" draw:name="Cadre37" text:anchor-type="as-char" svg:width="7.001cm" svg:height="2.101cm" draw:z-index="36"><draw:text-box><text:p text:style-name="Standard"><text:line-break/></text:p></draw:text-box></draw:frame><draw:frame draw:style-name="fr1" draw:name="Cadre38" text:anchor-type="as-char" svg:width="7.001cm" svg:height="2.101cm" draw:z-index="37"><draw:text-box><text:p text:style-name="Standard"><text:line-break/></text:p></draw:text-box></draw:frame><draw:frame draw:style-name="fr1" draw:name="Cadre39" text:anchor-type="as-char" svg:width="7.001cm" svg:height="2.101cm" draw:z-index="38"><draw:text-box><text:p text:style-name="Standard"><text:line-break/></text:p></draw:text-box></draw:frame></text:p>
      <text:p text:style-name="P1"><draw:frame draw:style-name="fr1" draw:name="Cadre40" text:anchor-type="as-char" svg:width="7.001cm" svg:height="2.101cm" draw:z-index="39"><draw:text-box><table:table table:name="Tableau12" table:style-name="Tableau12"><table:table-column table:style-name="Tableau12.A" table:number-columns-repeated="3"/><table:table-row><table:table-cell table:style-name="Tableau12.A1" office:value-type="string"><text:p text:style-name="P5">10k Ω</text:p></table:table-cell><table:table-cell table:style-name="Tableau12.B1" office:value-type="float" office:value="103"><text:p text:style-name="P3"><draw:frame draw:style-name="fr2" draw:name="graphics79" text:anchor-type="paragraph" svg:width="1.321cm" svg:height="0.524cm" draw:z-index="68"><draw:image xlink:href="Pictures/10000000000000490000001DFADFA397.tif" xlink:type="simple" xlink:show="embed" xlink:actuate="onLoad"/></draw:frame>103</text:p></table:table-cell><table:table-cell table:style-name="Tableau12.A1" office:value-type="string"><text:p text:style-name="P3"><draw:frame draw:style-name="fr2" draw:name="graphics80" text:anchor-type="paragraph" svg:width="1.323cm" svg:height="0.524cm" draw:z-index="69"><draw:image xlink:href="Pictures/10000000000000490000001DE75D638B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41" text:anchor-type="as-char" svg:width="7.001cm" svg:height="2.101cm" draw:z-index="40"><draw:text-box><table:table table:name="Tableau11" table:style-name="Tableau11"><table:table-column table:style-name="Tableau11.A" table:number-columns-repeated="3"/><table:table-row><table:table-cell table:style-name="Tableau11.A1" office:value-type="string"><text:p text:style-name="P5">15k Ω</text:p></table:table-cell><table:table-cell table:style-name="Tableau11.B1" office:value-type="float" office:value="153"><text:p text:style-name="P3"><draw:frame draw:style-name="fr2" draw:name="graphics81" text:anchor-type="paragraph" svg:width="1.326cm" svg:height="0.526cm" draw:z-index="77"><draw:image xlink:href="Pictures/10000000000000490000001DE16DEE50.tif" xlink:type="simple" xlink:show="embed" xlink:actuate="onLoad"/></draw:frame>153</text:p></table:table-cell><table:table-cell table:style-name="Tableau11.A1" office:value-type="string"><text:p text:style-name="P3"><draw:frame draw:style-name="fr2" draw:name="graphics82" text:anchor-type="paragraph" svg:width="1.326cm" svg:height="0.526cm" draw:z-index="80"><draw:image xlink:href="Pictures/10000000000000490000001DFCEF2E4C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42" text:anchor-type="as-char" svg:width="7.001cm" svg:height="2.101cm" draw:z-index="41"><draw:text-box><table:table table:name="Tableau9" table:style-name="Tableau9"><table:table-column table:style-name="Tableau9.A" table:number-columns-repeated="3"/><table:table-row><table:table-cell table:style-name="Tableau9.A1" office:value-type="string"><text:p text:style-name="P5">22k Ω</text:p></table:table-cell><table:table-cell table:style-name="Tableau9.B1" office:value-type="float" office:value="223"><text:p text:style-name="P2"><draw:frame draw:style-name="fr2" draw:name="graphics83" text:anchor-type="paragraph" svg:width="1.171cm" svg:height="0.464cm" draw:z-index="78"><draw:image xlink:href="Pictures/10000000000000490000001DBA29FD85.tif" xlink:type="simple" xlink:show="embed" xlink:actuate="onLoad"/></draw:frame>223</text:p></table:table-cell><table:table-cell table:style-name="Tableau9.A1" office:value-type="string"><text:p text:style-name="P2"><draw:frame draw:style-name="fr2" draw:name="graphics84" text:anchor-type="paragraph" svg:width="1.171cm" svg:height="0.464cm" draw:z-index="79"><draw:image xlink:href="Pictures/10000000000000490000001DA7AB3D99.tif" xlink:type="simple" xlink:show="embed" xlink:actuate="onLoad"/></draw:frame></text:p></table:table-cell></table:table-row></table:table><text:p text:style-name="Standard"><text:line-break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35cm" fo:margin-right="0.635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 style:auto-update="true">
      <style:graphic-properties svg:width="7.001cm" svg:height="2.101cm" text:anchor-type="as-char" svg:y="0cm" fo:margin-left="0cm" fo:margin-right="0cm" fo:margin-top="0cm" fo:margin-bottom="0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43cm" fo:page-height="29.452cm" style:num-format="" style:print-orientation="portrait" fo:margin-top="0cm" fo:margin-bottom="0.019cm" fo:margin-left="0cm" fo:margin-right="0.01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FEILLANT</meta:initial-creator>
    <meta:creation-date>2016-11-24T09:23:48</meta:creation-date>
    <dc:date>2016-11-24T09:53:07</dc:date>
    <dc:creator>Thomas FEILLANT</dc:creator>
    <meta:editing-duration>PT9M36S</meta:editing-duration>
    <meta:editing-cycles>3</meta:editing-cycles>
    <meta:generator>OpenOffice/4.1.3$Unix OpenOffice.org_project/413m1$Build-9783</meta:generator>
    <meta:document-statistic meta:table-count="21" meta:image-count="42" meta:object-count="0" meta:page-count="1" meta:paragraph-count="98" meta:word-count="63" meta:character-count="260"/>
  </office:meta>
</office:document-meta>
</file>